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8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2"><draw:line text:anchor-type="paragraph" draw:z-index="0" draw:name="Shape1" draw:style-name="gr1" draw:text-style-name="P108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53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60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8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9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6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  <table:table-cell table:style-name="Table5.B4" office:value-type="string">
            <text:p text:style-name="P6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  <table:table-cell table:style-name="Table5.B6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3"><text:text-input text:description="&lt;str(o.invoice_line._ids.index(line.id)+1)&gt;">rbr</text:text-input>.</text:p>
          </table:table-cell>
          <table:table-cell table:style-name="Table3.A7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2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7" office:value-type="string">
            <text:p text:style-name="P101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6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6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ext:p text:style-name="P6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/text:p>
            <text:p text:style-name="P49"><text:text-input text:description="&lt;if test=&quot;company.partner_id.country_id.code in ['HR']&quot; &gt;">if show fiscal data</text:text-input></text:p>
            <text:p text:style-name="P51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7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1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8"><text:text-input text:description="&lt; _('End user')&gt;">End user</text:text-input></text:span><text:span text:style-name="T8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70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6-23T14:45:12.293619018</dc:date>
    <meta:editing-duration>PT23H13M42S</meta:editing-duration>
    <meta:editing-cycles>256</meta:editing-cycles>
    <meta:generator>LibreOffice/5.1.5.2$Linux_X86_64 LibreOffice_project/10m0$Build-2</meta:generator>
    <meta:document-statistic meta:table-count="9" meta:image-count="0" meta:object-count="0" meta:page-count="2" meta:paragraph-count="122" meta:word-count="639" meta:character-count="1987" meta:non-whitespace-character-count="1841"/>
  </office:meta>
</office:document-meta>
</file>